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style>
    <style:style style:name="P5" style:family="paragraph" style:parent-style-name="Standard">
      <style:text-properties fo:color="#24292f" fo:font-size="16pt" style:font-size-asian="16pt" style:font-size-complex="16pt" fo:background-color="#ffffff"/>
    </style:style>
    <style:style style:name="P6" style:family="paragraph" style:parent-style-name="Standard">
      <style:text-properties fo:color="#24292f" fo:font-size="16pt" style:font-size-asian="16pt" style:font-size-complex="16pt"/>
    </style:style>
    <style:style style:name="P7" style:family="paragraph" style:parent-style-name="Standard">
      <style:text-properties fo:color="#24292f" fo:font-size="16pt" fo:font-weight="bold" style:font-size-asian="16pt" style:font-weight-asian="bold" style:font-size-complex="16pt" fo:background-color="#ffffff"/>
    </style:style>
    <style:style style:name="P8" style:family="paragraph" style:parent-style-name="Standard">
      <style:text-properties fo:color="#24292f" fo:font-size="16pt" fo:font-weight="bold" style:font-size-asian="16pt" style:font-weight-asian="bold" style:font-size-complex="16pt"/>
    </style:style>
    <style:style style:name="P9" style:family="paragraph" style:parent-style-name="Standard">
      <style:text-properties fo:color="#24292f" fo:font-size="16pt" fo:background-color="#f3f3f3" style:font-size-asian="16pt" style:font-size-complex="16pt"/>
    </style:style>
    <style:style style:name="P10" style:family="paragraph" style:parent-style-name="Standard">
      <style:text-properties fo:color="#24292f" fo:font-size="12pt" fo:background-color="#f4cccc" style:font-size-asian="12pt" style:font-size-complex="12pt"/>
    </style:style>
    <style:style style:name="P11" style:family="paragraph" style:parent-style-name="Standard">
      <style:text-properties fo:color="#24292f" fo:font-size="12pt" style:font-size-asian="12pt" style:font-size-complex="12pt" fo:background-color="#ffffff"/>
    </style:style>
    <style:style style:name="P12" style:family="paragraph" style:parent-style-name="Standard">
      <style:text-properties fo:color="#24292f" fo:font-size="12pt" fo:background-color="#f3f3f3" style:font-size-asian="12pt" style:font-size-complex="12pt"/>
    </style:style>
    <style:style style:name="P13" style:family="paragraph" style:parent-style-name="Standard">
      <style:text-properties fo:color="#24292f" fo:font-size="14pt" style:font-size-asian="14pt" style:font-size-complex="14pt" fo:background-color="#ffffff"/>
    </style:style>
    <style:style style:name="P14" style:family="paragraph" style:parent-style-name="Standard">
      <style:text-properties fo:color="#24292f" fo:font-size="14pt" fo:background-color="#f3f3f3" style:font-size-asian="14pt" style:font-size-complex="14pt"/>
    </style:style>
    <style:style style:name="P15" style:family="paragraph" style:parent-style-name="Standard">
      <style:text-properties fo:color="#24292f" fo:font-size="13pt" fo:background-color="#f3f3f3" style:font-size-asian="13pt" style:font-size-complex="13pt"/>
    </style:style>
    <style:style style:name="P16" style:family="paragraph" style:parent-style-name="Standard">
      <style:paragraph-properties fo:break-before="page"/>
    </style:style>
    <style:style style:name="P17"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color="#1155cc" fo:font-size="15pt" style:text-underline-style="solid" style:text-underline-width="auto" style:text-underline-color="font-color" style:font-size-asian="15pt" style:font-size-complex="15pt"/>
    </style:style>
    <style:style style:name="T5" style:family="text">
      <style:text-properties fo:color="#1155cc" fo:font-size="16pt" style:text-underline-style="solid" style:text-underline-width="auto" style:text-underline-color="font-color" style:font-size-asian="16pt" style:font-size-complex="16pt"/>
    </style:style>
    <style:style style:name="T6" style:family="text">
      <style:text-properties fo:color="#24292f" fo:font-size="16pt" fo:font-weight="bold" style:font-size-asian="16pt" style:font-weight-asian="bold" style:font-size-complex="16pt" fo:background-color="#ffffff"/>
    </style:style>
    <style:style style:name="T7" style:family="text">
      <style:text-properties fo:color="#24292f" fo:font-size="16pt" fo:font-weight="bold" style:font-size-asian="16pt" style:font-weight-asian="bold" style:font-size-complex="16pt"/>
    </style:style>
    <style:style style:name="T8" style:family="text">
      <style:text-properties fo:color="#24292f" fo:font-size="16pt" fo:background-color="#f3f3f3" loext:char-shading-value="0" style:font-size-asian="16pt" style:font-size-complex="16pt"/>
    </style:style>
    <style:style style:name="T9" style:family="text">
      <style:text-properties fo:color="#24292f" fo:font-size="16pt" style:font-size-asian="16pt" style:font-size-complex="16pt" fo:background-color="#ffffff"/>
    </style:style>
    <style:style style:name="T10" style:family="text">
      <style:text-properties fo:color="#24292f" fo:font-size="16pt" style:font-size-asian="16pt" style:font-size-complex="16pt"/>
    </style:style>
    <style:style style:name="T11" style:family="text">
      <style:text-properties fo:color="#24292f" fo:font-size="13pt" fo:background-color="#f3f3f3" loext:char-shading-value="0" style:font-size-asian="13pt" style:font-size-complex="13pt"/>
    </style:style>
    <style:style style:name="T12" style:family="text">
      <style:text-properties fo:color="#24292f" fo:font-size="12pt" fo:background-color="#f3f3f3" loext:char-shading-value="0" style:font-size-asian="12pt" style:font-size-complex="12pt"/>
    </style:style>
    <style:style style:name="T13" style:family="text">
      <style:text-properties fo:color="#24292f" fo:font-size="14pt" fo:background-color="#f3f3f3" loext:char-shading-value="0" style:font-size-asian="14pt" style:font-size-complex="14pt"/>
    </style:style>
    <style:style style:name="T14" style:family="text">
      <style:text-properties fo:color="#24292f" fo:background-color="#f3f3f3"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ódigo Limpo Javascript</text:span></text:p>
      <text:p text:style-name="P2"/>
      <text:p text:style-name="P3"/>
      <text:p text:style-name="P3"/>
      <text:p text:style-name="P3"/>
      <text:p text:style-name="P3"/>
      <text:p text:style-name="P3"/>
      <text:p text:style-name="P3"/>
      <text:p text:style-name="P3"/>
      <text:p text:style-name="P3"/>
      <text:p text:style-name="P3"/>
      <text:p text:style-name="P3"/>
      <text:p text:style-name="Standard"><text:span text:style-name="T2">Obra Original:</text:span></text:p>
      <text:p text:style-name="Standard"><text:a xlink:type="simple" xlink:href="https://github.com/ryanmcdermott/clean-code-javascript" text:style-name="ListLabel_20_1" text:visited-style-name="ListLabel_20_1"><text:span text:style-name="T4">GitHub - ryanmcdermott/clean-code-javascript</text:span></text:a></text:p>
      <text:p text:style-name="P1"/>
      <text:p text:style-name="Standard"><text:span text:style-name="T2">Tradução:</text:span></text:p>
      <text:p text:style-name="Standard"><text:a xlink:type="simple" xlink:href="https://github.com/felipe-augusto/clean-code-javascript" text:style-name="ListLabel_20_1" text:visited-style-name="ListLabel_20_1"><text:span text:style-name="T4">GitHub - felipe-augusto/clean-code-javascript: Conceitos de Código Limpo adaptados em JavaScript (Tradução PT-BR)</text:span></text:a></text:p>
      <text:p text:style-name="P1"/>
      <text:p text:style-name="Standard"><text:span text:style-name="T2">Adaptação Ebook:</text:span></text:p>
      <text:p text:style-name="Standard"><text:a xlink:type="simple" xlink:href="https://github.com/luisrguerra/codigo-limpo-javascript-ebook-ptbr" text:style-name="ListLabel_20_2" text:visited-style-name="ListLabel_20_2"><text:span text:style-name="T5">https://github.com/luisrguerra/codigo-limpo-javascript-ebook-ptbr</text:span></text:a></text:p>
      <text:p text:style-name="P16"><text:span text:style-name="T1">Introdução</text:span></text:p>
      <text:p text:style-name="P3"/>
      <text:p text:style-name="Standard"><text:span text:style-name="T2">Princípios da Engenharia de Software, do livro de Robert C. Martin Código Limpo, adaptados para JavaScript. Isto não é um guia de estilos. É um guia para se produzir código legível, reutilizável e refatorável em JavaScript.</text:span></text:p>
      <text:p text:style-name="P3"/>
      <text:p text:style-name="Standard"><text:span text:style-name="T2">Nem todo princípio demonstrado deve ser seguido rigorosamente, e ainda menos são os que possuem consenso universal. São orientações e nada mais, entretanto, foram usadas em código durante muitos anos de experiência coletiva pelos autores de Código limpo.</text:span></text:p>
      <text:p text:style-name="P3"/>
      <text:p text:style-name="Standard"><text:span text:style-name="T2">Nosso ofício de engenharia de software tem pouco mais de 50 anos e ainda estamos aprendendo muito. Quando a arquitetura de software for tão velha quanto a própria arquitetura, talvez então tenhamos regras mais rígidas para seguir. Por enquanto, deixe que estas orientações sirvam como critério para se avaliar a qualidade de código JavaScript que tanto você e o seu time produzirem.</text:span></text:p>
      <text:p text:style-name="P3"/>
      <text:p text:style-name="Standard"><text:span text:style-name="T2">Mais uma coisa: aprender isto não irá lhe transformar imediatamente em um desenvolvedor de software melhor e trabalhar com eles por muitos anos não quer dizer que você não cometerá erros. Toda porção de código começa com um rascunho, como argila molhada sendo moldada em sua forma final. Finalmente, talhamos as imperfeições quando revisamos com nossos colegas. Não se bata pelos primeiros rascunhos que ainda precisam de melhorias. Ao invés, bata em seu código.</text:span></text:p>
      <text:p text:style-name="P3"/>
      <text:p text:style-name="Standard"><text:span text:style-name="T1">Variáveis</text:span></text:p>
      <text:p text:style-name="P3"/>
      <text:p text:style-name="Standard"><text:span text:style-name="T3">Use nomes de variáveis que tenham significado e sejam pronunciáveis</text:span></text:p>
      <text:p text:style-name="P4"/>
      <text:p text:style-name="Standard"><text:span text:style-name="T6">Ruim:</text:span></text:p>
      <text:p text:style-name="P5"/>
      <text:p text:style-name="Standard"><text:span text:style-name="T11">const yyyymmdstr = moment().format('YYYY/MM/DD');</text:span></text:p>
      <text:p text:style-name="P10"/>
      <text:p text:style-name="Standard"><text:span text:style-name="T6">Bom:</text:span></text:p>
      <text:p text:style-name="P13"/>
      <text:p text:style-name="Standard"><text:span text:style-name="T11">const currentDate = moment().format('YYYY/MM/DD');</text:span></text:p>
      <text:p text:style-name="P11"><text:soft-page-break/></text:p>
      <text:p text:style-name="Standard"><text:span text:style-name="T6">Use o mesmo vocabulário para o mesmo tipo de variável</text:span></text:p>
      <text:p text:style-name="P7"/>
      <text:p text:style-name="Standard"><text:span text:style-name="T6">Ruim:</text:span></text:p>
      <text:p text:style-name="P7"/>
      <text:p text:style-name="Standard"><text:span text:style-name="T8">getUserInfo();</text:span></text:p>
      <text:p text:style-name="Standard"><text:span text:style-name="T8">getClientData();</text:span></text:p>
      <text:p text:style-name="Standard"><text:span text:style-name="T8">getCustomerRecord();</text:span></text:p>
      <text:p text:style-name="P14"/>
      <text:p text:style-name="Standard"><text:span text:style-name="T6">Bom:</text:span></text:p>
      <text:p text:style-name="P7"/>
      <text:p text:style-name="Standard"><text:span text:style-name="T8">getUser();</text:span></text:p>
      <text:p text:style-name="P9"/>
      <text:p text:style-name="Standard"><text:span text:style-name="T6">Use nomes pesquisáveis</text:span></text:p>
      <text:p text:style-name="P7"/>
      <text:p text:style-name="Standard"><text:span text:style-name="T9">Nós iremos ler mais código que escrever. É importante que o código que escrevemos seja legível e pesquisável. Não dando nomes em variáveis que sejam significativos para entender nosso programa, machucamos nossos leitores. Torne seus nomes pesquisáveis. Ferramentas como buddy.js e ESLint podem ajudar a identificar constantes sem nome.</text:span></text:p>
      <text:p text:style-name="P5"/>
      <text:p text:style-name="Standard"><text:span text:style-name="T6">Ruim:</text:span></text:p>
      <text:p text:style-name="P6"/>
      <text:p text:style-name="Standard"><text:span text:style-name="T8">// Para que diabos serve 86400000?</text:span></text:p>
      <text:p text:style-name="Standard"><text:span text:style-name="T8">setTimeout(blastOff, 86400000);</text:span></text:p>
      <text:p text:style-name="P6"><text:soft-page-break/></text:p>
      <text:p text:style-name="Standard"><text:span text:style-name="T7">Bom:</text:span></text:p>
      <text:p text:style-name="P8"/>
      <text:p text:style-name="Standard"><text:span text:style-name="T11">// Declare-as como `const` global em letras maiúsculas.</text:span></text:p>
      <text:p text:style-name="Standard"><text:span text:style-name="T11">const MILLISECONDS_IN_A_DAY = 86400000;</text:span></text:p>
      <text:p text:style-name="P15"/>
      <text:p text:style-name="Standard"><text:span text:style-name="T11">setTimeout(blastOff, MILLISECONDS_IN_A_DAY);</text:span></text:p>
      <text:p text:style-name="P15"/>
      <text:p text:style-name="Standard"><text:span text:style-name="T6">Use variáveis explicativas</text:span></text:p>
      <text:p text:style-name="P7"/>
      <text:p text:style-name="Standard"><text:span text:style-name="T6">Ruim:</text:span></text:p>
      <text:p text:style-name="P7"/>
      <text:p text:style-name="Standard"><text:span text:style-name="T11">const address = 'One Infinite Loop, Cupertino 95014';</text:span></text:p>
      <text:p text:style-name="Standard"><text:span text:style-name="T11">const cityZipCodeRegex = /^[^,\\]+[,\\\s]+(.+?)\s*(\d{5})?$/;</text:span></text:p>
      <text:p text:style-name="Standard"><text:span text:style-name="T11">saveCityZipCode(address.match(cityZipCodeRegex)[1], address.match(cityZipCodeRegex)[2]);</text:span></text:p>
      <text:p text:style-name="P12"/>
      <text:p text:style-name="Standard"><text:span text:style-name="T7">Bom:</text:span></text:p>
      <text:p text:style-name="P8"/>
      <text:p text:style-name="Standard"><text:span text:style-name="T12">const address = 'One Infinite Loop, Cupertino 95014';</text:span></text:p>
      <text:p text:style-name="Standard"><text:span text:style-name="T12">const cityZipCodeRegex = /^[^,\\]+[,\\\s]+(.+?)\s*(\d{5})?$/;</text:span></text:p>
      <text:p text:style-name="Standard"><text:span text:style-name="T12">const [, city, zipCode] = address.match(cityZipCodeRegex) || [];</text:span></text:p>
      <text:p text:style-name="Standard"><text:soft-page-break/><text:span text:style-name="T12">saveCityZipCode(city, zipCode);</text:span></text:p>
      <text:p text:style-name="P8"/>
      <text:p text:style-name="Standard"><text:span text:style-name="T7">Evite Mapeamento Mental</text:span></text:p>
      <text:p text:style-name="P8"/>
      <text:p text:style-name="Standard"><text:span text:style-name="T9">Explícito é melhor que implícito.</text:span></text:p>
      <text:p text:style-name="P5"/>
      <text:p text:style-name="Standard"><text:span text:style-name="T6">Ruim:</text:span></text:p>
      <text:p text:style-name="P5"/>
      <text:p text:style-name="Standard"><text:span text:style-name="T11">const locations = ['Austin', 'New York', 'San Francisco'];</text:span></text:p>
      <text:p text:style-name="Standard"><text:span text:style-name="T11">locations.forEach((l) =&gt; {</text:span></text:p>
      <text:p text:style-name="Standard"><text:span text:style-name="T11"><text:s text:c="2"/>doStuff();</text:span></text:p>
      <text:p text:style-name="Standard"><text:span text:style-name="T11"><text:s text:c="2"/>doSomeOtherStuff();</text:span></text:p>
      <text:p text:style-name="Standard"><text:span text:style-name="T11"><text:s text:c="2"/>// ...</text:span></text:p>
      <text:p text:style-name="Standard"><text:span text:style-name="T11"><text:s text:c="2"/>// ...</text:span></text:p>
      <text:p text:style-name="Standard"><text:span text:style-name="T11"><text:s text:c="2"/>// ...</text:span></text:p>
      <text:p text:style-name="Standard"><text:span text:style-name="T11"><text:s text:c="2"/>// Espera, para que serve o `l` mesmo?</text:span></text:p>
      <text:p text:style-name="Standard"><text:span text:style-name="T11"><text:s text:c="2"/>dispatch(l);</text:span></text:p>
      <text:p text:style-name="Standard"><text:span text:style-name="T11">});</text:span></text:p>
      <text:p text:style-name="P15"/>
      <text:p text:style-name="P8"/>
      <text:p text:style-name="P8"/>
      <text:p text:style-name="P8"><text:soft-page-break/></text:p>
      <text:p text:style-name="Standard"><text:span text:style-name="T7">Bom:</text:span></text:p>
      <text:p text:style-name="P8"/>
      <text:p text:style-name="Standard"><text:span text:style-name="T11">const locations = ['Austin', 'New York', 'San Francisco'];</text:span></text:p>
      <text:p text:style-name="Standard"><text:span text:style-name="T11">locations.forEach((location) =&gt; {</text:span></text:p>
      <text:p text:style-name="Standard"><text:span text:style-name="T11"><text:s text:c="2"/>doStuff();</text:span></text:p>
      <text:p text:style-name="Standard"><text:span text:style-name="T11"><text:s text:c="2"/>doSomeOtherStuff();</text:span></text:p>
      <text:p text:style-name="Standard"><text:span text:style-name="T11"><text:s text:c="2"/>// ...</text:span></text:p>
      <text:p text:style-name="Standard"><text:span text:style-name="T11"><text:s text:c="2"/>// ...</text:span></text:p>
      <text:p text:style-name="Standard"><text:span text:style-name="T11"><text:s text:c="2"/>// ...</text:span></text:p>
      <text:p text:style-name="Standard"><text:span text:style-name="T11"><text:s text:c="2"/>dispatch(location);</text:span></text:p>
      <text:p text:style-name="Standard"><text:span text:style-name="T11">});</text:span></text:p>
      <text:p text:style-name="P8"/>
      <text:p text:style-name="Standard"><text:span text:style-name="T7">Não adicione contextos desnecessários</text:span></text:p>
      <text:p text:style-name="P8"/>
      <text:p text:style-name="Standard"><text:span text:style-name="T10">Se o nome de sua classe/objeto já lhe diz alguma coisa, não as repita nos nomes de suas variáveis.</text:span></text:p>
      <text:p text:style-name="P6"/>
      <text:p text:style-name="P7"/>
      <text:p text:style-name="P7"/>
      <text:p text:style-name="P7"/>
      <text:p text:style-name="P7"/>
      <text:p text:style-name="P7"><text:soft-page-break/></text:p>
      <text:p text:style-name="P7"/>
      <text:p text:style-name="P7"/>
      <text:p text:style-name="Standard"><text:span text:style-name="T6">Ruim:</text:span></text:p>
      <text:p text:style-name="P6"/>
      <text:p text:style-name="Standard"><text:span text:style-name="T8">const Car = {</text:span></text:p>
      <text:p text:style-name="Standard"><text:span text:style-name="T8"><text:s text:c="2"/>carMake: 'Honda',</text:span></text:p>
      <text:p text:style-name="Standard"><text:span text:style-name="T8"><text:s text:c="2"/>carModel: 'Accord',</text:span></text:p>
      <text:p text:style-name="Standard"><text:span text:style-name="T8"><text:s text:c="2"/>carColor: 'Blue'</text:span></text:p>
      <text:p text:style-name="Standard"><text:span text:style-name="T8">};</text:span></text:p>
      <text:p text:style-name="P9"/>
      <text:p text:style-name="Standard"><text:span text:style-name="T8">function paintCar(car) {</text:span></text:p>
      <text:p text:style-name="Standard"><text:span text:style-name="T8"><text:s text:c="2"/>car.carColor = 'Red';</text:span></text:p>
      <text:p text:style-name="Standard"><text:span text:style-name="T8">}</text:span></text:p>
      <text:p text:style-name="P9"/>
      <text:p text:style-name="Standard"><text:span text:style-name="T7">Bom:</text:span></text:p>
      <text:p text:style-name="P9"/>
      <text:p text:style-name="Standard"><text:span text:style-name="T8">const Car = {</text:span></text:p>
      <text:p text:style-name="Standard"><text:span text:style-name="T8"><text:s text:c="2"/>make: 'Honda',</text:span></text:p>
      <text:p text:style-name="Standard"><text:span text:style-name="T8"><text:s text:c="2"/>model: 'Accord',</text:span></text:p>
      <text:p text:style-name="Standard"><text:span text:style-name="T8"><text:s text:c="2"/>color: 'Blue'</text:span></text:p>
      <text:p text:style-name="Standard"><text:soft-page-break/><text:span text:style-name="T8">};</text:span></text:p>
      <text:p text:style-name="P9"/>
      <text:p text:style-name="Standard"><text:span text:style-name="T8">function paintCar(car) {</text:span></text:p>
      <text:p text:style-name="Standard"><text:span text:style-name="T8"><text:s text:c="2"/>car.color = 'Red';</text:span></text:p>
      <text:p text:style-name="Standard"><text:span text:style-name="T8">}</text:span></text:p>
      <text:p text:style-name="P9"/>
      <text:p text:style-name="Standard"><text:span text:style-name="T7">Use argumentos padrões ao invés de curto circuitar ou usar condicionais</text:span></text:p>
      <text:p text:style-name="P9"/>
      <text:p text:style-name="Standard"><text:span text:style-name="T10">Argumentos padrões são geralmente mais limpos do que curto circuitos. Esteja ciente que se você usá-los, sua função apenas irá fornecer valores padrões para argumentos </text:span><text:span text:style-name="T8">undefined</text:span><text:span text:style-name="T10">. Outros valores "falsos" como </text:span><text:span text:style-name="T8">''</text:span><text:span text:style-name="T10">, </text:span><text:span text:style-name="T8">""</text:span><text:span text:style-name="T10">, </text:span><text:span text:style-name="T8">false</text:span><text:span text:style-name="T10">, </text:span><text:span text:style-name="T8">null</text:span><text:span text:style-name="T10">, </text:span><text:span text:style-name="T8">0</text:span><text:span text:style-name="T10">, e </text:span><text:span text:style-name="T8">NaN</text:span><text:span text:style-name="T10">, não serão substituidos por valores padrões.</text:span></text:p>
      <text:p text:style-name="P6"/>
      <text:p text:style-name="Standard"><text:span text:style-name="T6">Ruim:</text:span></text:p>
      <text:p text:style-name="P6"/>
      <text:p text:style-name="Standard"><text:span text:style-name="T13">function createMicrobrewery(name) {</text:span></text:p>
      <text:p text:style-name="Standard"><text:span text:style-name="T13"><text:s text:c="2"/>const breweryName = name || 'Hipster Brew Co.';</text:span></text:p>
      <text:p text:style-name="Standard"><text:span text:style-name="T13"><text:s text:c="2"/>// ...</text:span></text:p>
      <text:p text:style-name="Standard"><text:span text:style-name="T13">}</text:span></text:p>
      <text:p text:style-name="P6"/>
      <text:p text:style-name="Standard"><text:span text:style-name="T7">Bom:</text:span></text:p>
      <text:p text:style-name="P6"/>
      <text:p text:style-name="Standard"><text:span text:style-name="T14">function createMicrobrewery(breweryName = 'Hipster Brew Co.') {</text:span></text:p>
      <text:p text:style-name="Standard"><text:span text:style-name="T14"><text:s text:c="2"/>// ...</text:span></text:p>
      <text:p text:style-name="Standard"><text:soft-page-break/><text:span text:style-name="T1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5pt" style:text-underline-style="solid" style:text-underline-width="auto" style:text-underline-color="font-color" style:font-size-asian="15pt"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6pt" style:text-underline-style="solid" style:text-underline-width="auto" style:text-underline-color="font-color" style:font-size-asian="16pt"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8272in" fo:page-height="8.2681in" style:num-format="1" style:print-orientation="portrait" fo:margin-top="0.5902in" fo:margin-bottom="0.5902in" fo:margin-left="0.5902in" fo:margin-right="0.5902in" style:writing-mode="lr-tb" style:layout-grid-color="#c0c0c0" style:layout-grid-lines="180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98" meta:word-count="590" meta:character-count="4272" meta:non-whitespace-character-count="3732"/>
    <meta:generator>LibreOfficeDev/6.0.5.2$Linux_X86_64 LibreOffice_project/</meta:generator>
  </office:meta>
</office:document-meta>
</file>